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48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58.5pt" style:use-optimal-row-height="false" fo:break-before="auto"/>
    </style:style>
    <style:style style:name="ro5" style:family="table-row">
      <style:table-row-properties style:row-height="62.25pt" style:use-optimal-row-height="false" fo:break-before="auto"/>
    </style:style>
    <style:style style:name="ro6" style:family="table-row">
      <style:table-row-properties style:row-height="120.75pt" style:use-optimal-row-height="false" fo:break-before="auto"/>
    </style:style>
    <style:style style:name="ro7" style:family="table-row">
      <style:table-row-properties style:row-height="67.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20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7" table:number-rows-spanned="3" table:style-name="ce6">
            <text:p>CAHIER DES CHARGES DU PROJET PLANCHA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number-rows-repeated="2" table:style-name="ro1">
          <table:covered-table-cell/>
          <table:covered-table-cell table:number-columns-repeated="6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office:value-type="string" table:number-columns-spanned="4" table:number-rows-spanned="1" table:style-name="ce11">
            <text:p>Titre du projet: <text:s/>CAS Plancha <text:s text:c="78"/>Date : Du 14/03/2017 à 14/09/2017</text:p>
          </table:table-cell>
          <table:covered-table-cell table:number-columns-repeated="3"/>
          <table:table-cell office:value-type="string" table:style-name="ce3">
            <text:p>Commanditaire: <text:s/>PLANCHA S.A <text:s text:c="30"/>Version du cahier des charges: 1</text:p>
          </table:table-cell>
          <table:table-cell table:number-columns-spanned="2" table:number-rows-spanned="1" table:style-name="ce7"/>
          <table:covered-table-cell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3">
          <table:table-cell table:number-columns-repeated="8" table:style-name="ce2"/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6">
            <text:p>Contexte et Analyse des besoins:</text:p>
          </table:table-cell>
          <table:table-cell office:value-type="string" table:number-columns-spanned="6" table:number-rows-spanned="1" table:style-name="ce12">
            <text:p><text:span text:style-name="T4">Contexte de l'entreprise :<text:s/></text:span><text:s text:c="160"/>Société française vendant des plancha de haute qualité. <text:s text:c="102"/>Elle emploit 500 personnes avec un chiffre d’affaire de 120 millions € et satisfait 60% des besoins du marché français.</text:p>
            <text:p>La concurrence low cost de plus en plus présente met en périle la société.<text:s/>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5">
          <table:covered-table-cell/>
          <table:table-cell office:value-type="string" table:number-columns-spanned="6" table:number-rows-spanned="1" table:style-name="ce12">
            <text:p><text:span text:style-name="T4">Contexte / Définition du projet :<text:s text:c="2"/></text:span><text:s text:c="152"/>Dût à une forte concurrence le projet <text:s/>a pour but d'amméliorer l'efficacitée de la chaîne de production, <text:s/>assurer la traçabilité en aval des informations, optimiser les coûts de transport.</text:p>
          </table:table-cell>
          <table:covered-table-cell table:number-columns-repeated="5"/>
          <table:table-cell table:number-columns-repeated="16377" table:style-name="ce1"/>
        </table:table-row>
        <table:table-row table:style-name="ro6">
          <table:covered-table-cell/>
          <table:table-cell office:value-type="string" table:number-columns-spanned="6" table:number-rows-spanned="1" table:style-name="ce12">
            <text:p><text:span text:style-name="T4">Etat de l'art et Veille stratégie :</text:span><text:s text:c="269"/>L'entreprise d'organise de cette façon : <text:s text:c="192"/>1) découpage et poinconnage <text:s text:c="224"/>2) Pliage <text:s text:c="224"/>3) Peinture et Emaillage <text:s text:c="178"/>4) Montage <text:s text:c="206"/>5) Contrôles <text:s text:c="204"/>6) Emballage</text:p>
          </table:table-cell>
          <table:covered-table-cell table:number-columns-repeated="5"/>
          <table:table-cell table:number-columns-repeated="16377" table:style-name="ce1"/>
        </table:table-row>
        <table:table-row table:style-name="ro7">
          <table:covered-table-cell/>
          <table:table-cell office:value-type="string" table:number-columns-spanned="6" table:number-rows-spanned="1" table:style-name="ce12">
            <text:p><text:span text:style-name="T4">Reformulation des besoins :<text:s text:c="3"/></text:span><text:s text:c="167"/>- <text:s/>Diminuer le temps de production <text:s text:c="172"/>- Traçabilité des informations <text:s text:c="167"/>- <text:s/>Diminution du poids des colis à fin de dimminuer les coups de transport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Acteurs:</text:p>
          </table:table-cell>
          <table:table-cell table:number-columns-spanned="6" table:number-rows-spanned="1" table:style-name="ce8"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8">
          <table:table-cell office:value-type="string" table:number-columns-spanned="1" table:number-rows-spanned="2" table:style-name="ce6">
            <text:p>Contraintes principales</text:p>
          </table:table-cell>
          <table:table-cell table:number-columns-spanned="6" table:number-rows-spanned="1" table:style-name="ce8"/>
          <table:covered-table-cell table:number-columns-repeated="5"/>
          <table:table-cell table:style-name="ce2"/>
          <table:table-cell table:number-columns-repeated="16376"/>
        </table:table-row>
        <table:table-row table:style-name="ro9">
          <table:covered-table-cell/>
          <table:table-cell office:value-type="string" table:number-columns-spanned="6" table:number-rows-spanned="1" table:style-name="ce9">
            <text:p>Objectif :<text:span text:style-name="T3">(SMART)</text:span><text:span text:style-name="T4"><text:s text:c="407"/></text:span><text:s text:c="30"/>Spécifique :<text:span text:style-name="T1"><text:s text:c="165"/></text:span><text:s/>Mesurable:<text:span text:style-name="T1"><text:s text:c="178"/></text:span><text:s/>Acceptable:<text:span text:style-name="T1"><text:s text:c="175"/></text:span>Réaliste:<text:span text:style-name="T1"><text:s text:c="180"/></text:span>Temporel: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string" table:style-name="ce5">
            <text:p>Principaux Risques</text:p>
          </table:table-cell>
          <table:table-cell office:value-type="string" table:number-columns-spanned="6" table:number-rows-spanned="1" table:style-name="ce10">
            <text:p><text:span text:style-name="T2">Risque humain :</text:span><text:s/>Incompétences quant à la formation proposée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0">
          <table:table-cell office:value-type="string" table:number-columns-spanned="1" table:number-rows-spanned="3" table:style-name="ce6">
            <text:p>Planning</text:p>
          </table:table-cell>
          <table:table-cell office:value-type="string" table:number-columns-spanned="6" table:number-rows-spanned="1" table:style-name="ce6">
            <text:p><text:span text:style-name="T2">Date de fin<text:s/></text:span>: 14 Septembre 2017 au plus tard (une fin antérieure serait appréciée)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11">
          <table:covered-table-cell/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covered-table-cell/>
          <table:table-cell table:number-columns-spanned="6" table:number-rows-spanned="1" table:style-name="ce8"/>
          <table:covered-table-cell table:number-columns-repeated="5"/>
          <table:table-cell table:style-name="ce2"/>
          <table:table-cell table:number-columns-repeated="16376"/>
        </table:table-row>
        <table:table-row table:number-rows-repeated="353" table:style-name="ro1">
          <table:table-cell table:number-columns-repeated="8" table:style-name="ce2"/>
          <table:table-cell table:number-columns-repeated="16376"/>
        </table:table-row>
        <table:table-row table:number-rows-repeated="10482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70</meta:generator>
    <meta:initial-creator>Julie Estruch</meta:initial-creator>
    <dc:creator>Julie Estruch</dc:creator>
    <meta:creation-date>2017-03-14T12:08:07Z</meta:creation-date>
    <dc:date>2017-03-14T13:23:18Z</dc:date>
  </office:meta>
</office:document-meta>
</file>